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D6">
        <table:shapes>
          <draw:frame draw:z-index="0" draw:style-name="gr1" draw:text-style-name="P1" svg:width="6.298in" svg:height="3.5449in" svg:x="10.0917in" svg:y="0in">
            <draw:object draw:notify-on-update-of-ranges="Sheet1.A2:Sheet1.A6 Sheet1.D1:Sheet1.D1 Sheet1.D2:Sheet1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3.7701in" svg:y="0.0004in">
            <draw:object draw:notify-on-update-of-ranges="Sheet1.A2:Sheet1.A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Memory (MB)</text:p>
          </table:table-cell>
          <table:table-cell table:style-name="ce1" office:value-type="string" calcext:value-type="string">
            <text:p>Time (seconds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*1000000" office:value-type="float" office:value="1000000" calcext:value-type="float">
            <text:p>1000000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574201" calcext:value-type="float">
            <text:p>0.57420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.69145" calcext:value-type="float">
            <text:p>1.69145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00000" calcext:value-type="float">
            <text:p>3000000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.82295" calcext:value-type="float">
            <text:p>1.82295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000" calcext:value-type="float">
            <text:p>40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.42671" calcext:value-type="float">
            <text:p>2.42671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3.73934" calcext:value-type="float">
            <text:p>3.73934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3"/>
          <table:table-cell table:style-name="Heading_20_1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K17:Sheet1.K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0%" style:writing-mode="lr-tb" style:print="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4-11-07T00:41:30.001915364</dc:date>
    <meta:editing-duration>PT9M50S</meta:editing-duration>
    <meta:editing-cycles>6</meta:editing-cycles>
    <meta:generator>LibreOffice/7.3.7.2$Linux_X86_64 LibreOffice_project/30$Build-2</meta:generator>
    <meta:document-statistic meta:table-count="1" meta:cell-count="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6 Sheet1.C1:Sheet1.C6" chart:data-source-has-labels="row" svg:x="1.331cm" svg:y="0.18cm" svg:width="14.349cm" svg:height="7.659cm">
          <chart:coordinate-region svg:x="2.323cm" svg:y="0.38cm" svg:width="13.117cm" svg:height="6.812cm"/>
          <chart:axis chart:dimension="x" chart:name="primary-x" chart:style-name="ch3">
            <chart:title svg:x="7.27cm" svg:y="8.019cm" chart:style-name="ch4">
              <text:p>Data size (10^6)</text:p>
            </chart:title>
          </chart:axis>
          <chart:axis chart:dimension="y" chart:name="primary-y" chart:style-name="ch5">
            <chart:title svg:x="0.451cm" svg:y="5.032cm" chart:style-name="ch6">
              <text:p>Memory (MB)</text:p>
            </chart:title>
            <chart:grid chart:style-name="ch7" chart:class="major"/>
          </chart:axis>
          <chart:series chart:style-name="ch8" chart:values-cell-range-address="Sheet1.C2:Sheet1.C6" chart:label-cell-address="Sheet1.C1:Sheet1.C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ory 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53">
                <text:p>25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48">
                <text:p>1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A6 Sheet1.D1:Sheet1.D6" chart:data-source-has-labels="row" svg:x="1.33cm" svg:y="0.18cm" svg:width="14.349cm" svg:height="7.664cm">
          <chart:coordinate-region svg:x="2.057cm" svg:y="0.379cm" svg:width="13.382cm" svg:height="6.818cm"/>
          <chart:axis chart:dimension="x" chart:name="primary-x" chart:style-name="ch3">
            <chart:title svg:x="7.269cm" svg:y="8.024cm" chart:style-name="ch4">
              <text:p>Data size (10^6)</text:p>
            </chart:title>
          </chart:axis>
          <chart:axis chart:dimension="y" chart:name="primary-y" chart:style-name="ch3">
            <chart:title svg:x="0.451cm" svg:y="4.823cm" chart:style-name="ch5">
              <text:p>Time (sec)</text:p>
            </chart:title>
            <chart:grid chart:style-name="ch6" chart:class="major"/>
          </chart:axis>
          <chart:series chart:style-name="ch7" chart:values-cell-range-address="Sheet1.D2:Sheet1.D6" chart:label-cell-address="Sheet1.D1:Sheet1.D1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ond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0.574201">
                <text:p>0.574201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9145">
                <text:p>1.69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2295">
                <text:p>1.8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2671">
                <text:p>2.42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3934">
                <text:p>3.73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